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unction \ Tag</text:p>
          </table:table-cell>
          <table:table-cell table:style-name="ce1" office:value-type="string" calcext:value-type="string">
            <text:p>productive</text:p>
          </table:table-cell>
          <table:table-cell table:style-name="ce1" office:value-type="string" calcext:value-type="string">
            <text:p>framework</text:p>
          </table:table-cell>
          <table:table-cell table:style-name="ce1" office:value-type="string" calcext:value-type="string">
            <text:p>frequent</text:p>
          </table:table-cell>
          <table:table-cell table:style-name="ce1" office:value-type="string" calcext:value-type="string">
            <text:p>event-handler</text:p>
          </table:table-cell>
          <table:table-cell table:style-name="ce1" office:value-type="string" calcext:value-type="string">
            <text:p>onButton</text:p>
          </table:table-cell>
          <table:table-cell table:style-name="ce1" office:value-type="string" calcext:value-type="string">
            <text:p>onClick</text:p>
          </table:table-cell>
          <table:table-cell table:style-name="ce1" office:value-type="string" calcext:value-type="string">
            <text:p>onDrag</text:p>
          </table:table-cell>
          <table:table-cell table:style-name="ce1" office:value-type="string" calcext:value-type="string">
            <text:p>callback</text:p>
          </table:table-cell>
          <table:table-cell table:style-name="ce1" office:value-type="string" calcext:value-type="string">
            <text:p>report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coordinate-space-conversion</text:p>
          </table:table-cell>
          <table:table-cell table:style-name="ce1" office:value-type="string" calcext:value-type="string">
            <text:p>UpDnArrow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class NeedleFinde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__init__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T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ass NeedleFinderWidg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__init__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u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eanu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Rel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ReloadAnd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tartStopGivingNeedleTipsToggl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StartStopGivingObturatorNeedleTipsToggl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StartStopGivingValidationControlPointsToggl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serv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Eve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EventNeedleValidatio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EventAddObturatorNeedleTip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EventAddManualTi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Sav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veFileSelecte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nLoa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adFileSelecte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nRese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ss NeedleFinderLogi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__init__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Image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ayDisp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keScreensh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wIsoSurfac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deIsoSurfac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NeedleTub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atSagittalView4Need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dLabelNeedle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uterPolydataAnd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Contou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nom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pSiz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Tab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TableRever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jk2ra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s2ijk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edleDet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edleValida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turatorNeed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ive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jectiveFunction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Ti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edleDetectionThrea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edleDetectionUPThr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wObturatorNeed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wValidationNeedle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dNeedleToScene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Segmented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Insertion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tNeedleDetec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tNeedleValid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geCurs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Valu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rollPoi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dationNeed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TableVi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SegmentedNeedleToTab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Rad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edleSegm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Butt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Bent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wOne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RadPlan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RadSegmen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Cont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Conto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layFidu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formatNeed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wIsoSurfaces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urnTi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Valid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ectCurrentAxialSlic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ortEval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usdorffDistance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alua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Tip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edleMatch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ManualT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TwoPoints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ipPolyDat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W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Colors25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Color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HolesCoordina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Label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Parameter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er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BoldFo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eParameters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adParameters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Disp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U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eedleFinder1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6T15:03:26.116969740</dc:date>
    <meta:generator>LibreOffice/4.2.7.2$Linux_X86_64 LibreOffice_project/420m0$Build-2</meta:generator>
    <meta:editing-duration>PT1H27M10S</meta:editing-duration>
    <meta:editing-cycles>4</meta:editing-cycles>
    <meta:document-statistic meta:table-count="1" meta:cell-count="233" meta:object-count="0"/>
  </office:meta>
</office:document-meta>
</file>